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09-23" calcext:value-type="date">
            <text:p>23/09/2024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1-05" calcext:value-type="date">
            <text:p>05/11/2024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02" calcext:value-type="date">
            <text:p>02/12/2024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18" calcext:value-type="date">
            <text:p>18/12/2024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5-01-22" calcext:value-type="date">
            <text:p>22/01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2-20" calcext:value-type="date">
            <text:p>20/02/2025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3-26" calcext:value-type="date">
            <text:p>26/03/2025</text:p>
          </table:table-cell>
          <table:table-cell table:style-name="ce66" table:formula="of:=[.C8]-[.F8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4-23" calcext:value-type="date">
            <text:p>23/04/2025</text:p>
          </table:table-cell>
          <table:table-cell table:style-name="ce66" table:formula="of:=[.C9]-[.F9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5-21" calcext:value-type="date">
            <text:p>21/05/2025</text:p>
          </table:table-cell>
          <table:table-cell table:style-name="ce66" table:formula="of:=[.C10]-[.F10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6-23" calcext:value-type="date">
            <text:p>23/06/2025</text:p>
          </table:table-cell>
          <table:table-cell table:style-name="ce66" table:formula="of:=[.C11]-[.F11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7-17" calcext:value-type="date">
            <text:p>17/07/2025</text:p>
          </table:table-cell>
          <table:table-cell table:style-name="ce66" table:formula="of:=[.C12]-[.F1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8-22" calcext:value-type="date">
            <text:p>22/08/2025</text:p>
          </table:table-cell>
          <table:table-cell table:style-name="ce66" table:formula="of:=[.C13]-[.F1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9-23" calcext:value-type="date">
            <text:p>23/09/2025</text:p>
          </table:table-cell>
          <table:table-cell table:style-name="ce66" table:formula="of:=[.C14]-[.F1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0-23" calcext:value-type="date">
            <text:p>23/10/2025</text:p>
          </table:table-cell>
          <table:table-cell table:style-name="ce66" table:formula="of:=[.C15]-[.F1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10-31" calcext:value-type="date">
            <text:p>31/10/2025</text:p>
          </table:table-cell>
          <table:table-cell table:style-name="ce61" office:value-type="string" calcext:value-type="string">
            <text:p>Mens. 10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1-24" calcext:value-type="date">
            <text:p>24/11/2025</text:p>
          </table:table-cell>
          <table:table-cell table:style-name="ce66" table:formula="of:=[.C16]-[.F1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16])" office:value-type="float" office:value="0" calcext:value-type="float">
            <text:p>-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4">00/00/0000</text:date></text:span><text:span text:style-name="MT2"><text:s/>- </text:span><text:span text:style-name="MT2"><text:time style:data-style-name="N2" text:time-value="15:07:34.058132900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07:34.070224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43:05</meta:creation-date>
    <dc:date>2025-11-24T15:08:20.365801100</dc:date>
    <dc:language>pt-PT</dc:language>
    <meta:editing-cycles>547</meta:editing-cycles>
    <meta:editing-duration>PT20H36M48S</meta:editing-duration>
    <meta:print-date>2020-08-12T13:53:36.446000000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